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orem ipsum dolor sit amet. </text:h>
      <text:p text:style-name="Standard"/>
      <text:h text:style-name="Heading_20_2" text:outline-level="2">Lorem ipsum dolor sit amet, consectetur adipiscing elit. Pellentesque ut. </text:h>
      <text:p text:style-name="Standard"/>
      <text:p text:style-name="Text_20_body">Lorem ipsum dolor sit amet, consectetur adipiscing elit. Sed rhoncus sem in orci laoreet lobortis. Aenean erat neque, adipiscing eu convallis at, porttitor vel leo. Integer sit amet eros congue nisl vehicula tristique. Vivamus sagittis sodales justo a pretium. In hac habitasse platea dictumst. Nam suscipit enim eu est pharetra vel volutpat lorem dictum. Pellentesque quis massa lorem, ut dapibus risus. Donec euismod, est sit amet porttitor ornare, eros urna sollicitudin sem, eu eleifend elit lorem in velit. Nulla rutrum metus eget mi sollicitudin cursus. Etiam magna sem, elementum quis hendrerit id, tempus egestas augue. Aenean adipiscing mattis viverra. Mauris fermentum, lacus sed porttitor porta, lacus metus lacinia diam, ac elementum sem leo aliquet mauris. Nam a mi nec magna eleifend ultrices ut sed tortor.</text:p>
      <text:p text:style-name="Text_20_body"/>
      <text:p text:style-name="Text_20_body">Nunc vitae nunc ac erat elementum fringilla ac molestie lorem. Morbi fermentum ligula id diam pellentesque suscipit. Donec ut dolor est. Suspendisse in felis in leo laoreet ornare quis id nisl. Nam dictum euismod magna venenatis varius. Donec in ipsum vitae justo rhoncus accumsan. Curabitur pretium, odio luctus ultricies fringilla, est ligula lacinia nisi, ac suscipit lectus libero nec urna. Cras ultricies diam non urna commodo placerat. Integer id nibh a nulla fringilla tristique. Nulla quam metus, imperdiet sed lobortis a, auctor ut quam. Aliquam sed ligula sit amet dui faucibus eleifend.</text:p>
      <text:p text:style-name="Standard"/>
      <text:p text:style-name="Standard">Nullam dignissim justo sit amet elit fermentum semper. Quisque et eros et urna consequat tempor ac nec neque. Duis scelerisque tristique ornare. Phasellus fermentum consequat mauris non aliquet. Integer fermentum, magna ac pulvinar faucibus, odio leo porta tortor, id euismod risus magna a sem. Cras laoreet facilisis molestie. Pellentesque venenatis lorem non nisi tincidunt cursus. Etiam interdum elementum neque, in luctus ligula blandit ac. Donec dignissim adipiscing orci, in fermentum est luctus id. Donec vitae neque ac eros ultricies suscipit. Sed id augue a justo pulvinar elementum. Curabitur placerat metus egestas massa pharetra facilisis. Integer ac nisi velit. Sed in lectus at magna pellentesque feugiat. Duis convallis magna sit amet massa feugiat ac commodo augue sollicitudin. In a elit dui. Suspendisse nec leo lorem.</text:p>
      <text:p text:style-name="Standard"/>
      <text:p text:style-name="Standard">Integer ligula magna, egestas sit amet facilisis quis, placerat vel sapien. Donec bibendum nulla non nibh sodales in scelerisque sem euismod. Quisque ullamcorper lorem vitae justo dapibus hendrerit. Duis quis sapien et nulla pharetra congue. Phasellus a enim tortor, in sollicitudin leo. Cras vel elit urna. Aliquam vel velit libero, in interdum mi. Proin pulvinar fermentum vestibulum. Curabitur euismod auctor turpis nec tempor. Sed vel ipsum sit amet dui ultrices molestie. Cras viverra purus ut nulla tempus vel pulvinar sem posuere. Praesent malesuada dictum purus, sed vehicula ligula tempus ac. Duis fringilla cursus felis, non feugiat purus malesuada eget. Suspendisse potenti. Nulla tempus turpis nec sapien adipiscing at malesuada leo tristique. Suspendisse et ipsum nec augue faucibus tincidunt vitae ut odio. Aliquam erat volutpat.</text:p>
      <text:p text:style-name="Standard"/>
      <text:p text:style-name="Standard">Suspendisse laoreet risus quis diam molestie imperdiet. Donec nec nunc ut nisi rhoncus commodo vel eu mi. Aliquam auctor adipiscing lectus, id bibendum lacus porttitor a. Donec iaculis faucibus lectus a consectetur. Fusce ipsum ligula, condimentum in vulputate ut, mollis in orci. Curabitur et urna a nunc <text:soft-page-break/>consectetur tempus at et nisi. Morbi rhoncus nulla sit amet mi ultrices iaculis. Curabitur posuere porta turpis, vitae vulputate felis dapibus a. Praesent vitae arcu tortor. Fusce viverra feugiat vulputate. Proin felis augue, elementum id viverra non, accumsan ut justo. Pellentesque viverra ullamcorper sapien, elementum ornare mauris porta in. Praesent sagittis, nisi eu vulputate ultrices, quam leo varius est, faucibus gravida odio dui in elit. Etiam malesuada pharetra orci, sed lobortis mauris rhoncus nec. Cras orci orci, vulputate et facilisis vitae, hendrerit aliquet nunc. Aenean suscipit mattis nisi, nec tempus dui eleifend 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22T13:45:06</meta:creation-date>
    <dc:date>2009-09-22T14:00:04</dc:date>
    <meta:editing-duration>PT00H15M01S</meta:editing-duration>
    <meta:editing-cycles>1</meta:editing-cycles>
    <meta:generator>OpenOffice.org/3.1$Linux OpenOffice.org_project/310m19$Build-9420</meta:generator>
    <meta:document-statistic meta:table-count="0" meta:image-count="0" meta:object-count="0" meta:page-count="2" meta:paragraph-count="7" meta:word-count="620" meta:character-count="4145"/>
  </office:meta>
</office:document-meta>
</file>